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RegexQue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Regex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nRegex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anRegexQuery.SpanRegex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RegexQuer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RegexQuery.get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RegexQuery.getRegex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RegexQuery.setRegexImplementation( RegexCapabilities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RegexQuery.getPayload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RegexQuery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RegexQuery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Regex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